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6.4118in" fo:margin-left="0.0806in" fo:margin-top="0in" fo:margin-bottom="0in" table:align="left" style:writing-mode="lr-tb"/>
    </style:style>
    <style:style style:name="Table3.A" style:family="table-column">
      <style:table-column-properties style:column-width="2.0021in"/>
    </style:style>
    <style:style style:name="Table3.B" style:family="table-column">
      <style:table-column-properties style:column-width="1.3778in"/>
    </style:style>
    <style:style style:name="Table3.C" style:family="table-column">
      <style:table-column-properties style:column-width="3.0319in"/>
    </style:style>
    <style:style style:name="Table3.1" style:family="table-row">
      <style:table-row-properties style:min-row-height="0.2056in"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3986in" fo:margin-left="0.0951in" fo:margin-top="0in" fo:margin-bottom="0in" table:align="left" style:writing-mode="lr-tb"/>
    </style:style>
    <style:style style:name="Table8.A" style:family="table-column">
      <style:table-column-properties style:column-width="6.398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3986in" fo:margin-left="0.0951in" fo:margin-top="0in" fo:margin-bottom="0in" table:align="left" style:writing-mode="lr-tb"/>
    </style:style>
    <style:style style:name="Table9.A" style:family="table-column">
      <style:table-column-properties style:column-width="6.398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069in" fo:margin-left="0.0986in" fo:margin-top="0in" fo:margin-bottom="0in" table:align="left" style:writing-mode="lr-tb"/>
    </style:style>
    <style:style style:name="Table10.A" style:family="table-column">
      <style:table-column-properties style:column-width="5.2104in"/>
    </style:style>
    <style:style style:name="Table10.B" style:family="table-column">
      <style:table-column-properties style:column-width="0.6076in"/>
    </style:style>
    <style:style style:name="Table10.C" style:family="table-column">
      <style:table-column-properties style:column-width="0.5889in"/>
    </style:style>
    <style:style style:name="Table10.1" style:family="table-row">
      <style:table-row-properties style:min-row-height="0.2174in" fo:keep-together="auto"/>
    </style:style>
    <style:style style:name="Table10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0.B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57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3" style:family="table-row">
      <style:table-row-properties style:min-row-height="0.3514in" fo:keep-together="auto"/>
    </style:style>
    <style:style style:name="Table10.A3" style:family="table-cell">
      <style:table-cell-properties style:vertical-align="middle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A4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4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1" style:family="table">
      <style:table-properties style:width="5.5611in" fo:margin-top="0in" fo:margin-bottom="0in" table:align="right" style:writing-mode="lr-tb"/>
    </style:style>
    <style:style style:name="Table11.A" style:family="table-column">
      <style:table-column-properties style:column-width="5.5611in"/>
    </style:style>
    <style:style style:name="Table11.1" style:family="table-row">
      <style:table-row-properties style:row-height="0.016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2083in" fo:keep-together="auto"/>
    </style:style>
    <style:style style:name="Table12" style:family="table">
      <style:table-properties style:width="5.8653in" fo:margin-left="0in" fo:margin-top="0in" fo:margin-bottom="0in" table:align="left" style:writing-mode="lr-tb"/>
    </style:style>
    <style:style style:name="Table12.A" style:family="table-column">
      <style:table-column-properties style:column-width="0.7444in"/>
    </style:style>
    <style:style style:name="Table12.B" style:family="table-column">
      <style:table-column-properties style:column-width="1.1111in"/>
    </style:style>
    <style:style style:name="Table12.C" style:family="table-column">
      <style:table-column-properties style:column-width="0.3292in"/>
    </style:style>
    <style:style style:name="Table12.D" style:family="table-column">
      <style:table-column-properties style:column-width="0.0368in"/>
    </style:style>
    <style:style style:name="Table12.E" style:family="table-column">
      <style:table-column-properties style:column-width="0.6694in"/>
    </style:style>
    <style:style style:name="Table12.F" style:family="table-column">
      <style:table-column-properties style:column-width="0.0361in"/>
    </style:style>
    <style:style style:name="Table12.G" style:family="table-column">
      <style:table-column-properties style:column-width="0.3472in"/>
    </style:style>
    <style:style style:name="Table12.I" style:family="table-column">
      <style:table-column-properties style:column-width="0.4972in"/>
    </style:style>
    <style:style style:name="Table12.J" style:family="table-column">
      <style:table-column-properties style:column-width="0.625in"/>
    </style:style>
    <style:style style:name="Table12.K" style:family="table-column">
      <style:table-column-properties style:column-width="1.4326in"/>
    </style:style>
    <style:style style:name="Table12.1" style:family="table-row">
      <style:table-row-properties style:min-row-height="0.0764in" fo:keep-together="auto"/>
    </style:style>
    <style:style style:name="Table12.A1" style:family="table-cell">
      <style:table-cell-properties style:vertical-align="middle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F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1" fo:border-top="0.5pt solid #00000a" fo:border-bottom="0.5pt solid #00000a">
        <style:background-image/>
      </style:table-cell-properties>
    </style:style>
    <style:style style:name="Table12.2" style:family="table-row">
      <style:table-row-properties style:min-row-height="0.0993in" fo:keep-together="auto"/>
    </style:style>
    <style:style style:name="Table12.A2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2.B2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I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1" fo:border-top="0.5pt solid #00000a" fo:border-bottom="none">
        <style:background-image/>
      </style:table-cell-properties>
    </style:style>
    <style:style style:name="Table12.J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5.7104in" fo:margin-left="0.2944in" fo:margin-top="0in" fo:margin-bottom="0in" table:align="left" style:writing-mode="lr-tb"/>
    </style:style>
    <style:style style:name="Table13.A" style:family="table-column">
      <style:table-column-properties style:column-width="0.391in"/>
    </style:style>
    <style:style style:name="Table13.B" style:family="table-column">
      <style:table-column-properties style:column-width="3.3049in"/>
    </style:style>
    <style:style style:name="Table13.C" style:family="table-column">
      <style:table-column-properties style:column-width="0.2278in"/>
    </style:style>
    <style:style style:name="Table13.D" style:family="table-column">
      <style:table-column-properties style:column-width="0.1313in"/>
    </style:style>
    <style:style style:name="Table13.E" style:family="table-column">
      <style:table-column-properties style:column-width="0.1319in"/>
    </style:style>
    <style:style style:name="Table13.G" style:family="table-column">
      <style:table-column-properties style:column-width="0.4076in"/>
    </style:style>
    <style:style style:name="Table13.H" style:family="table-column">
      <style:table-column-properties style:column-width="0.3347in"/>
    </style:style>
    <style:style style:name="Table13.I" style:family="table-column">
      <style:table-column-properties style:column-width="0.334in"/>
    </style:style>
    <style:style style:name="Table13.J" style:family="table-column">
      <style:table-column-properties style:column-width="0.3153in"/>
    </style:style>
    <style:style style:name="Table13.1" style:family="table-row">
      <style:table-row-properties style:row-height="0.016in" fo:keep-together="auto"/>
    </style:style>
    <style:style style:name="Table13.A1" style:family="table-cell">
      <style:table-cell-properties style:vertical-align="bottom" fo:background-color="#ffffff" fo:padding-left="0in" fo:padding-right="0.0486in" fo:padding-top="0in" fo:padding-bottom="0in" fo:border="none">
        <style:background-image/>
      </style:table-cell-properties>
    </style:style>
    <style:style style:name="Table13.2" style:family="table-row">
      <style:table-row-properties style:min-row-height="0.2188in" fo:keep-together="auto"/>
    </style:style>
    <style:style style:name="Table13.H4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4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4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6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6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6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8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8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8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0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0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0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2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2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2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3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3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3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4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4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4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6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6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6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8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8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8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20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20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20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2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2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2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22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22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22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4" style:family="table">
      <style:table-properties style:width="6.7604in" fo:margin-left="-0.0104in" fo:margin-top="0in" fo:margin-bottom="0in" table:align="left" style:writing-mode="lr-tb"/>
    </style:style>
    <style:style style:name="Table14.A" style:family="table-column">
      <style:table-column-properties style:column-width="6.7604in"/>
    </style:style>
    <style:style style:name="Table14.1" style:family="table-row">
      <style:table-row-properties style:min-row-height="0.0618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.2" style:family="table-row">
      <style:table-row-properties style:min-row-height="0.0715in" fo:keep-together="auto"/>
    </style:style>
    <style:style style:name="Table14.A3" style:family="table-cell">
      <style:table-cell-properties fo:padding-left="0.0486in" fo:padding-right="0.0486in" fo:padding-top="0in" fo:padding-bottom="0in" fo:border="none"/>
    </style:style>
    <style:style style:name="Table16" style:family="table">
      <style:table-properties style:width="6.7604in" fo:margin-left="0in" fo:margin-top="0in" fo:margin-bottom="0in" table:align="left" style:writing-mode="lr-tb"/>
    </style:style>
    <style:style style:name="Table16.A" style:family="table-column">
      <style:table-column-properties style:column-width="0.6757in"/>
    </style:style>
    <style:style style:name="Table16.C" style:family="table-column">
      <style:table-column-properties style:column-width="0.6764in"/>
    </style:style>
    <style:style style:name="Table16.E" style:family="table-column">
      <style:table-column-properties style:column-width="0.4201in"/>
    </style:style>
    <style:style style:name="Table16.F" style:family="table-column">
      <style:table-column-properties style:column-width="0.2563in"/>
    </style:style>
    <style:style style:name="Table16.G" style:family="table-column">
      <style:table-column-properties style:column-width="0.0826in"/>
    </style:style>
    <style:style style:name="Table16.H" style:family="table-column">
      <style:table-column-properties style:column-width="0.4285in"/>
    </style:style>
    <style:style style:name="Table16.I" style:family="table-column">
      <style:table-column-properties style:column-width="0.1646in"/>
    </style:style>
    <style:style style:name="Table16.M" style:family="table-column">
      <style:table-column-properties style:column-width="0.6771in"/>
    </style:style>
    <style:style style:name="Table16.1" style:family="table-row">
      <style:table-row-properties style:row-height="0.016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6.2" style:family="table-row">
      <style:table-row-properties style:min-row-height="0.0604in" fo:keep-together="auto"/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6.3" style:family="table-row">
      <style:table-row-properties style:min-row-height="0.2014in" fo:keep-together="auto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/>
      <style:text-properties fo:font-weight="bold" style:font-weight-asian="bold" style:font-name-complex="Arial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name-complex="Arial"/>
    </style:style>
    <style:style style:name="P9" style:family="paragraph" style:parent-style-name="Standard">
      <style:paragraph-properties fo:margin-top="0in" fo:margin-bottom="0in" loext:contextual-spacing="false"/>
      <style:text-properties style:font-name-complex="Arial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-complex="Arial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01d972" style:font-name-complex="Ari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asian="Times New Roman1" style:language-asian="es" style:country-asian="CL" style:font-name-complex="Arial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fo:font-weight="bold" style:font-name-asian="Times New Roman1" style:language-asian="es" style:country-asian="CL" style:font-weight-asian="bold" style:font-name-complex="Arial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weight="bold" style:font-name-asian="Times New Roman1" style:language-asian="es" style:country-asian="CL" style:font-weight-asian="bold" style:font-name-complex="Arial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Times New Roman1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1d972" style:font-size-asian="1.75pt" style:font-size-complex="2pt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andard">
      <style:text-properties style:font-name-complex="Arial"/>
    </style:style>
    <style:style style:name="P21" style:family="paragraph" style:parent-style-name="Standard">
      <style:paragraph-properties fo:line-height="100%"/>
      <style:text-properties style:font-name-complex="Arial"/>
    </style:style>
    <style:style style:name="P22" style:family="paragraph" style:parent-style-name="Standard">
      <style:text-properties officeooo:paragraph-rsid="0001d972" style:font-name-complex="Arial"/>
    </style:style>
    <style:style style:name="P23" style:family="paragraph" style:parent-style-name="Standard">
      <style:paragraph-properties fo:line-height="100%"/>
      <style:text-properties fo:font-weight="bold" style:font-weight-asian="bold" style:font-name-complex="Arial"/>
    </style:style>
    <style:style style:name="P24" style:family="paragraph" style:parent-style-name="Standard">
      <style:paragraph-properties fo:margin-top="0in" fo:margin-bottom="0.139in" loext:contextual-spacing="true" style:line-height-at-least="0.0693in"/>
      <style:text-properties fo:font-weight="bold" style:font-weight-asian="bold" style:font-name-complex="Arial"/>
    </style:style>
    <style:style style:name="P25" style:family="paragraph" style:parent-style-name="Standard">
      <style:paragraph-properties fo:break-before="page"/>
      <style:text-properties style:font-name-complex="Arial"/>
    </style:style>
    <style:style style:name="P26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margin-top="0in" fo:margin-bottom="0in" loext:contextual-spacing="false"/>
      <style:text-properties fo:font-weight="bold" style:font-weight-asian="bold" style:font-name-complex="Arial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name-complex="Arial"/>
    </style:style>
    <style:style style:name="P30" style:family="paragraph" style:parent-style-name="Standard">
      <style:paragraph-properties fo:margin-top="0in" fo:margin-bottom="0in" loext:contextual-spacing="false"/>
      <style:text-properties fo:font-weight="bold" officeooo:paragraph-rsid="0001d972" style:font-weight-asian="bold" style:font-name-complex="Arial"/>
    </style:style>
    <style:style style:name="P31" style:family="paragraph" style:parent-style-name="Standard">
      <style:paragraph-properties fo:margin-top="0in" fo:margin-bottom="0in" loext:contextual-spacing="false"/>
      <style:text-properties fo:font-weight="bold" style:font-weight-asian="bold" style:font-name-complex="Arial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weight="bold" style:font-name-asian="Times New Roman1" style:language-asian="es" style:country-asian="CL" style:font-weight-asian="bold" style:font-name-complex="Arial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-complex="Arial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complex="Arial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1pt" style:font-name-asian="Times New Roman1" style:font-size-asian="11pt" style:language-asian="es" style:country-asian="CL" style:font-name-complex="Arial" style:font-size-complex="11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1d972" officeooo:paragraph-rsid="0001d972" style:font-name-asian="Times New Roman1" style:language-asian="es" style:country-asian="CL" style:font-name-complex="Arial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-asian="Times New Roman1" style:language-asian="es" style:country-asian="CL" style:font-name-complex="Arial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asian="Times New Roman1" style:language-asian="es" style:country-asian="CL" style:font-name-complex="Arial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000000" fo:font-weight="bold" style:font-name-asian="Times New Roman1" style:language-asian="es" style:country-asian="CL" style:font-weight-asian="bold" style:font-name-complex="Arial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weight="bold" style:font-name-asian="Times New Roman1" style:language-asian="es" style:country-asian="CL" style:font-weight-asian="bold" style:font-name-complex="Arial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Arial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 style:font-name-complex="Arial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color="#000000" officeooo:rsid="0001d972" officeooo:paragraph-rsid="0001d972" style:font-name-asian="Times New Roman1" style:language-asian="es" style:country-asian="CL" style:font-name-complex="Arial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 style:font-name-complex="Times New Roman1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language="es" fo:country="ES"/>
    </style:style>
    <style:style style:name="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4" style:family="text">
      <style:text-properties style:font-name-complex="Arial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ge" style:horizontal-pos="right" style:horizontal-rel="page-content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Inspección Preventiva M1 </text:p>
            <text:p text:style-name="P8">Familia Barra de tiro </text:p>
          </table:table-cell>
        </table:table-row>
      </table:table>
      <text:p text:style-name="P1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1">N° Equipo:</text:p>
          </table:table-cell>
          <table:table-cell table:style-name="Table2.B1" office:value-type="string">
            <text:p text:style-name="P11">Fecha de Ingreso:</text:p>
          </table:table-cell>
        </table:table-row>
        <table:table-row table:style-name="Table2.1">
          <table:table-cell table:style-name="Table2.A2" office:value-type="string">
            <text:p text:style-name="P11">N° Orden:</text:p>
          </table:table-cell>
          <table:table-cell table:style-name="Table2.B2" office:value-type="string">
            <text:p text:style-name="P11">Hora de Ingreso:</text:p>
          </table:table-cell>
        </table:table-row>
        <table:table-row table:style-name="Table2.1">
          <table:table-cell table:style-name="Table2.A2" office:value-type="string">
            <text:p text:style-name="P11">Horómetro:</text:p>
          </table:table-cell>
          <table:table-cell table:style-name="Table2.B2" office:value-type="string">
            <text:p text:style-name="P11">Nombre Mecánico:</text:p>
          </table:table-cell>
        </table:table-row>
      </table:table>
      <text:p text:style-name="P22"/>
      <text:p text:style-name="P30">Repuestos Necesario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Tipo</text:p>
          </table:table-cell>
          <table:table-cell table:style-name="Table3.A1" office:value-type="string">
            <text:p text:style-name="P8">Cantidad</text:p>
          </table:table-cell>
          <table:table-cell table:style-name="Table3.A1" office:value-type="string">
            <text:p text:style-name="P8">P/N 1</text:p>
          </table:table-cell>
        </table:table-row>
        <table:table-row table:style-name="Table3.1">
          <table:table-cell table:style-name="Table3.A1" office:value-type="string">
            <text:p text:style-name="P34">Perno fusible </text:p>
          </table:table-cell>
          <table:table-cell table:style-name="Table3.A1" office:value-type="string">
            <text:p text:style-name="P34">Según manual </text:p>
          </table:table-cell>
          <table:table-cell table:style-name="Table3.A1" office:value-type="string">
            <text:p text:style-name="P34">Según manual </text:p>
          </table:table-cell>
        </table:table-row>
      </table:table>
      <text:p text:style-name="P6"/>
      <text:p text:style-name="P6"/>
      <text:p text:style-name="P7">Herramientas a utilizar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N°</text:p>
          </table:table-cell>
          <table:table-cell table:style-name="Table4.A1" office:value-type="string">
            <text:p text:style-name="P7">Descripción</text:p>
          </table:table-cell>
          <table:table-cell table:style-name="Table4.A1" office:value-type="string">
            <text:p text:style-name="P8">Cantidad</text:p>
          </table:table-cell>
        </table:table-row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</table:table>
      <text:p text:style-name="P21"/>
      <text:p text:style-name="P6">Insumo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Tipo</text:p>
          </table:table-cell>
          <table:table-cell table:style-name="Table5.A1" office:value-type="string">
            <text:p text:style-name="P8">Descripción</text:p>
          </table:table-cell>
          <table:table-cell table:style-name="Table5.A1" office:value-type="string">
            <text:p text:style-name="P8">Cantidad(Lt)</text:p>
          </table:table-cell>
        </table:table-row>
        <table:table-row table:style-name="Table5.1">
          <table:table-cell table:style-name="Table5.A1" office:value-type="string">
            <text:p text:style-name="P34">ATF</text:p>
          </table:table-cell>
          <table:table-cell table:style-name="Table5.A1" office:value-type="string">
            <text:p text:style-name="P34">Aceite </text:p>
          </table:table-cell>
          <table:table-cell table:style-name="Table5.A1" office:value-type="string">
            <text:p text:style-name="P34">2.5</text:p>
          </table:table-cell>
        </table:table-row>
      </table:table>
      <text:p text:style-name="P7"/>
      <text:p text:style-name="P7"/>
      <text:p text:style-name="P7"/>
      <text:p text:style-name="P7">Observacion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</table:table>
      <text:p text:style-name="P23"/>
      <text:p text:style-name="P6">Control de salida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Fecha de salida:</text:p>
          </table:table-cell>
          <table:table-cell table:style-name="Table7.A1" office:value-type="string">
            <text:p text:style-name="P10">Nombre Team Leader:</text:p>
          </table:table-cell>
        </table:table-row>
        <table:table-row table:style-name="Table7.1">
          <table:table-cell table:style-name="Table7.A1" office:value-type="string">
            <text:p text:style-name="P10">Hora de salida:</text:p>
          </table:table-cell>
          <table:table-cell table:style-name="Table7.A1" office:value-type="string">
            <text:p text:style-name="P10">Firma:</text:p>
          </table:table-cell>
        </table:table-row>
      </table:table>
      <text:p text:style-name="P20"/>
      <text:p text:style-name="P25"/>
      <text:p text:style-name="P5"><text:span text:style-name="T4"><text:tab/><text:tab/><text:tab/><text:tab/></text:span><text:span text:style-name="T1">Lista de Inspección – Barra de tiro </text:span></text:p>
      <text:p text:style-name="P8">Inspección Preventiva</text:p>
      <text:p text:style-name="P8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31">Identificación del Equip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Numero:</text:p>
          </table:table-cell>
        </table:table-row>
        <table:table-row table:style-name="Table8.1">
          <table:table-cell table:style-name="Table8.A1" office:value-type="string">
            <text:p text:style-name="P10">Horómetro:</text:p>
          </table:table-cell>
        </table:table-row>
      </table:table>
      <text:p text:style-name="P2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Nombre Mecánico Ejecutante:</text:p>
          </table:table-cell>
        </table:table-row>
        <table:table-row table:style-name="Table9.1">
          <table:table-cell table:style-name="Table9.A1" office:value-type="string">
            <text:p text:style-name="P10">Fecha de Ejecución:</text:p>
          </table:table-cell>
        </table:table-row>
      </table:table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2">Inspección</text:p>
          </table:table-cell>
          <table:table-cell table:style-name="Table10.B1" office:value-type="string">
            <text:p text:style-name="P35">Mec</text:p>
          </table:table-cell>
          <table:table-cell table:style-name="Table10.B1" office:value-type="string">
            <text:p text:style-name="P36">TL</text:p>
          </table:table-cell>
        </table:table-row>
        <table:table-row table:style-name="Table10.2">
          <table:table-cell table:style-name="Table10.A2" office:value-type="string">
            <text:p text:style-name="P37">Revisar validez documentación (Revisión técnica, certificación DGAC, PAV)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3">
          <table:table-cell table:style-name="Table10.A3" office:value-type="string">
            <text:p text:style-name="P37">Inspeccionar visualmente por corrosión, daño a componentes exteriores, partes sueltas, rotas o faltantes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barra de tiro completa (inspección visual y funcional)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muela de tiro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muela de tiro y mecanismo de seguro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desgaste en placa de deslizamiento de muela de tiro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3">
          <table:table-cell table:style-name="Table10.A3" office:value-type="string">
            <text:p text:style-name="P37">Remover pernos fusibles; inspeccionar visualmente pernos fusibles y bujes por grietas y daño evidente; reemplazar en caso de daño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sistema hidráulico por filtraciones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nivel de aceite hidráulico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torque de pernos de ruedas <text:bookmark text:name="_GoBack"/>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Inspeccionar todos los controles para verificar operación adecuada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funcionamiento de bomba en sistema hidráulico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mangueras hidráulicas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condición de neumáticos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Inflar neumáticos a presión correcta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Engrasar argolla de tiro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Engrasar partes deslizantes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Engrasar bajo carrocería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rueda giratoria delantera (si aplicara)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pie de soporte delantero (si aplicara)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Inspeccionar instalación de argolla de tiro por daños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que el nombre de aeronave compatible esté impreso y legible en la unidad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Revisar y almacenar pernos fusibles de reemplazo en la barra de tiro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  <table:table-row table:style-name="Table10.2">
          <table:table-cell table:style-name="Table10.A4" office:value-type="string">
            <text:p text:style-name="P37">Llevar a cabo lavado de la barra de tiro</text:p>
          </table:table-cell>
          <table:table-cell table:style-name="Table10.B4" office:value-type="string">
            <text:p text:style-name="P12"/>
          </table:table-cell>
          <table:table-cell table:style-name="Table10.B4" office:value-type="string">
            <text:p text:style-name="P12"/>
          </table:table-cell>
        </table:table-row>
      </table:table>
      <text:p text:style-name="P20"/>
      <text:p text:style-name="P13"><draw:frame draw:style-name="fr1" draw:name="Frame2" text:anchor-type="paragraph" svg:y="1.361in" svg:width="5.561in" draw:z-index="4"><draw:text-box fo:min-height="0.0161in"><table:table table:name="Table11" table:style-name="Table11"><table:table-column table:style-name="Table11.A"/><table:table-row table:style-name="Table11.1"><table:table-cell table:style-name="Table11.A1" office:value-type="string"><text:p text:style-name="P14"/></table:table-cell></table:table-row><table:table-row table:style-name="Table11.2"><table:table-cell table:style-name="Table11.A1" office:value-type="string"><text:p text:style-name="P14">Checklist de Salida</text:p><text:p text:style-name="P14"/></table:table-cell></table:table-row></table:table></draw:text-box></draw:frame><text:soft-page-break/></text:p>
      <text:p text:style-name="P13"><text:s text:c="2"/>Identificación del <text:s/>Equipo</text:p>
      <text:p text:style-name="P15"><draw:frame draw:style-name="fr2" draw:name="Frame1" text:anchor-type="paragraph" svg:x="0.152in" svg:y="0.0701in" svg:width="5.8654in" draw:z-index="3"><draw:text-box fo:min-height="0.0161in"><table:table table:name="Table12" table:style-name="Table12"><table:table-column table:style-name="Table12.A"/><table:table-column table:style-name="Table12.B"/><table:table-column table:style-name="Table12.C"/><table:table-column table:style-name="Table12.D"/><table:table-column table:style-name="Table12.E"/><table:table-column table:style-name="Table12.F"/><table:table-column table:style-name="Table12.G"/><table:table-column table:style-name="Table12.F"/><table:table-column table:style-name="Table12.I"/><table:table-column table:style-name="Table12.J"/><table:table-column table:style-name="Table12.K"/><table:table-row table:style-name="Table12.1"><table:table-cell table:style-name="Table12.A1" office:value-type="string"><text:p text:style-name="P15">Familia</text:p></table:table-cell><table:table-cell table:style-name="Table12.B1" office:value-type="string"><text:p text:style-name="P16">Barra de Tiro</text:p></table:table-cell><table:table-cell table:style-name="Table12.B1" office:value-type="string"><text:p text:style-name="P15">Tipo</text:p></table:table-cell><table:table-cell table:style-name="Table12.B1" table:number-columns-spanned="2" office:value-type="string"><text:p text:style-name="P15"/></table:table-cell><table:covered-table-cell/><table:table-cell table:style-name="Table12.F1" table:number-columns-spanned="2" office:value-type="string"><text:p text:style-name="P15">N°</text:p></table:table-cell><table:covered-table-cell/><table:table-cell table:style-name="Table12.F1" table:number-columns-spanned="2" office:value-type="string"><text:p text:style-name="P16"/></table:table-cell><table:covered-table-cell/><table:table-cell table:style-name="Table12.B1" office:value-type="string"><text:p text:style-name="P15">Fecha</text:p></table:table-cell><table:table-cell table:style-name="Table12.F1" office:value-type="string"><text:p text:style-name="P16"/></table:table-cell></table:table-row><table:table-row table:style-name="Table12.2"><table:table-cell table:style-name="Table12.A2" office:value-type="string"><text:p text:style-name="P43"/></table:table-cell><table:table-cell table:style-name="Table12.B2" office:value-type="string"><text:p text:style-name="P16"/></table:table-cell><table:table-cell table:style-name="Table12.A2" table:number-columns-spanned="2" office:value-type="string"><text:p text:style-name="P15"/></table:table-cell><table:covered-table-cell/><table:table-cell table:style-name="Table12.A2" table:number-columns-spanned="2" office:value-type="string"><text:p text:style-name="P43"/></table:table-cell><table:covered-table-cell/><table:table-cell table:style-name="Table12.B2" table:number-columns-spanned="2" office:value-type="string"><text:p text:style-name="P15"/></table:table-cell><table:covered-table-cell/><table:table-cell table:style-name="Table12.I2" office:value-type="string"><text:p text:style-name="P16"/></table:table-cell><table:table-cell table:style-name="Table12.J2" office:value-type="string"><text:p text:style-name="P15">Hora</text:p></table:table-cell><table:table-cell table:style-name="Table12.F1" office:value-type="string"><text:p text:style-name="P16"/></table:table-cell></table:table-row></table:table></draw:text-box></draw:frame> </text:p>
      <text:p text:style-name="P15"/>
      <text:p text:style-name="P15"/>
      <text:p text:style-name="P15"/>
      <text:p text:style-name="P15"/>
      <text:p text:style-name="P15"/>
      <text:p text:style-name="P1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 table:number-columns-repeated="2"/>
        <table:table-column table:style-name="Table13.G"/>
        <table:table-column table:style-name="Table13.H"/>
        <table:table-column table:style-name="Table13.I"/>
        <table:table-column table:style-name="Table13.J"/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5">Ítem</text:p>
          </table:table-cell>
          <table:table-cell table:style-name="Table13.A1" office:value-type="string">
            <text:p text:style-name="P15">Descripción</text:p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1</text:p>
          </table:table-cell>
          <table:table-cell table:style-name="Table13.A1" table:number-columns-spanned="2" office:value-type="string">
            <text:p text:style-name="P15">Estructura general</text:p>
          </table:table-cell>
          <table:covered-table-cell/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4" office:value-type="string">
            <text:p text:style-name="P15"/>
          </table:table-cell>
          <table:table-cell table:style-name="Table13.I4" office:value-type="string">
            <text:p text:style-name="P15"/>
          </table:table-cell>
          <table:table-cell table:style-name="Table13.J4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5" office:value-type="string">
            <text:p text:style-name="P15"/>
          </table:table-cell>
          <table:table-cell table:style-name="Table13.I5" office:value-type="string">
            <text:p text:style-name="P15"/>
          </table:table-cell>
          <table:table-cell table:style-name="Table13.J5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2</text:p>
          </table:table-cell>
          <table:table-cell table:style-name="Table13.A1" table:number-columns-spanned="5" office:value-type="string">
            <text:p text:style-name="P15">Muela de tiro </text:p>
          </table:table-cell>
          <table:covered-table-cell/>
          <table:covered-table-cell/>
          <table:covered-table-cell/>
          <table:covered-table-cell/>
          <table:table-cell table:style-name="Table13.A1" office:value-type="string">
            <text:p text:style-name="P15"/>
          </table:table-cell>
          <table:table-cell table:style-name="Table13.H6" office:value-type="string">
            <text:p text:style-name="P15"/>
          </table:table-cell>
          <table:table-cell table:style-name="Table13.I6" office:value-type="string">
            <text:p text:style-name="P15"/>
          </table:table-cell>
          <table:table-cell table:style-name="Table13.J6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7" office:value-type="string">
            <text:p text:style-name="P15"/>
          </table:table-cell>
          <table:table-cell table:style-name="Table13.I7" office:value-type="string">
            <text:p text:style-name="P15"/>
          </table:table-cell>
          <table:table-cell table:style-name="Table13.J7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3</text:p>
          </table:table-cell>
          <table:table-cell table:style-name="Table13.A1" table:number-columns-spanned="2" office:value-type="string">
            <text:p text:style-name="P15">Mecanismo de seguro</text:p>
          </table:table-cell>
          <table:covered-table-cell/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8" office:value-type="string">
            <text:p text:style-name="P15"/>
          </table:table-cell>
          <table:table-cell table:style-name="Table13.I8" office:value-type="string">
            <text:p text:style-name="P15"/>
          </table:table-cell>
          <table:table-cell table:style-name="Table13.J8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9" office:value-type="string">
            <text:p text:style-name="P15"/>
          </table:table-cell>
          <table:table-cell table:style-name="Table13.I9" office:value-type="string">
            <text:p text:style-name="P15"/>
          </table:table-cell>
          <table:table-cell table:style-name="Table13.J9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4</text:p>
          </table:table-cell>
          <table:table-cell table:style-name="Table13.A1" table:number-columns-spanned="2" office:value-type="string">
            <text:p text:style-name="P15">Argolla de tiro</text:p>
          </table:table-cell>
          <table:covered-table-cell/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10" office:value-type="string">
            <text:p text:style-name="P15"/>
          </table:table-cell>
          <table:table-cell table:style-name="Table13.I10" office:value-type="string">
            <text:p text:style-name="P15"/>
          </table:table-cell>
          <table:table-cell table:style-name="Table13.J10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11" office:value-type="string">
            <text:p text:style-name="P15"/>
          </table:table-cell>
          <table:table-cell table:style-name="Table13.I11" office:value-type="string">
            <text:p text:style-name="P15"/>
          </table:table-cell>
          <table:table-cell table:style-name="Table13.J11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5</text:p>
          </table:table-cell>
          <table:table-cell table:style-name="Table13.A1" table:number-columns-spanned="2" office:value-type="string">
            <text:p text:style-name="P15">Sistema hidráulico</text:p>
          </table:table-cell>
          <table:covered-table-cell/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12" office:value-type="string">
            <text:p text:style-name="P15"/>
          </table:table-cell>
          <table:table-cell table:style-name="Table13.I12" office:value-type="string">
            <text:p text:style-name="P15"/>
          </table:table-cell>
          <table:table-cell table:style-name="Table13.J12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13" office:value-type="string">
            <text:p text:style-name="P15"/>
          </table:table-cell>
          <table:table-cell table:style-name="Table13.I13" office:value-type="string">
            <text:p text:style-name="P15"/>
          </table:table-cell>
          <table:table-cell table:style-name="Table13.J13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6</text:p>
          </table:table-cell>
          <table:table-cell table:style-name="Table13.A1" office:value-type="string">
            <text:p text:style-name="P15">Neumático</text:p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14" office:value-type="string">
            <text:p text:style-name="P15"/>
          </table:table-cell>
          <table:table-cell table:style-name="Table13.I14" office:value-type="string">
            <text:p text:style-name="P15"/>
          </table:table-cell>
          <table:table-cell table:style-name="Table13.J14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15" office:value-type="string">
            <text:p text:style-name="P15"/>
          </table:table-cell>
          <table:table-cell table:style-name="Table13.I15" office:value-type="string">
            <text:p text:style-name="P15"/>
          </table:table-cell>
          <table:table-cell table:style-name="Table13.J15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7</text:p>
          </table:table-cell>
          <table:table-cell table:style-name="Table13.A1" table:number-columns-spanned="5" office:value-type="string">
            <text:p text:style-name="P15">Pintura (incluyendo nombre de aeronave compatible)</text:p>
          </table:table-cell>
          <table:covered-table-cell/>
          <table:covered-table-cell/>
          <table:covered-table-cell/>
          <table:covered-table-cell/>
          <table:table-cell table:style-name="Table13.A1" office:value-type="string">
            <text:p text:style-name="P15"/>
          </table:table-cell>
          <table:table-cell table:style-name="Table13.H16" office:value-type="string">
            <text:p text:style-name="P15"/>
          </table:table-cell>
          <table:table-cell table:style-name="Table13.I16" office:value-type="string">
            <text:p text:style-name="P15"/>
          </table:table-cell>
          <table:table-cell table:style-name="Table13.J16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17" office:value-type="string">
            <text:p text:style-name="P15"/>
          </table:table-cell>
          <table:table-cell table:style-name="Table13.I17" office:value-type="string">
            <text:p text:style-name="P15"/>
          </table:table-cell>
          <table:table-cell table:style-name="Table13.J17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8</text:p>
          </table:table-cell>
          <table:table-cell table:style-name="Table13.A1" table:number-columns-spanned="2" office:value-type="string">
            <text:p text:style-name="P15">Numero Identificación</text:p>
          </table:table-cell>
          <table:covered-table-cell/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18" office:value-type="string">
            <text:p text:style-name="P15"/>
          </table:table-cell>
          <table:table-cell table:style-name="Table13.I18" office:value-type="string">
            <text:p text:style-name="P15"/>
          </table:table-cell>
          <table:table-cell table:style-name="Table13.J18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19" office:value-type="string">
            <text:p text:style-name="P15"/>
          </table:table-cell>
          <table:table-cell table:style-name="Table13.I19" office:value-type="string">
            <text:p text:style-name="P15"/>
          </table:table-cell>
          <table:table-cell table:style-name="Table13.J19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9</text:p>
          </table:table-cell>
          <table:table-cell table:style-name="Table13.A1" table:number-columns-spanned="2" office:value-type="string">
            <text:p text:style-name="P15">Reflectantes</text:p>
          </table:table-cell>
          <table:covered-table-cell/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20" office:value-type="string">
            <text:p text:style-name="P15"/>
          </table:table-cell>
          <table:table-cell table:style-name="Table13.I20" office:value-type="string">
            <text:p text:style-name="P15"/>
          </table:table-cell>
          <table:table-cell table:style-name="Table13.J20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H21" office:value-type="string">
            <text:p text:style-name="P15"/>
          </table:table-cell>
          <table:table-cell table:style-name="Table13.I21" office:value-type="string">
            <text:p text:style-name="P15"/>
          </table:table-cell>
          <table:table-cell table:style-name="Table13.J21" office:value-type="string">
            <text:p text:style-name="P15"/>
          </table:table-cell>
        </table:table-row>
        <table:table-row table:style-name="Table13.2">
          <table:table-cell table:style-name="Table13.A1" office:value-type="string">
            <text:p text:style-name="P16">10</text:p>
          </table:table-cell>
          <table:table-cell table:style-name="Table13.A1" table:number-columns-spanned="5" office:value-type="string">
            <text:p text:style-name="P15">PAV, Patente, Placa</text:p>
          </table:table-cell>
          <table:covered-table-cell/>
          <table:covered-table-cell/>
          <table:covered-table-cell/>
          <table:covered-table-cell/>
          <table:table-cell table:style-name="Table13.A1" office:value-type="string">
            <text:p text:style-name="P15"/>
          </table:table-cell>
          <table:table-cell table:style-name="Table13.H22" office:value-type="string">
            <text:p text:style-name="P15"/>
          </table:table-cell>
          <table:table-cell table:style-name="Table13.I22" office:value-type="string">
            <text:p text:style-name="P15"/>
          </table:table-cell>
          <table:table-cell table:style-name="Table13.J22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5"/>
          </table:table-cell>
        </table:table-row>
      </table:table>
      <text:p text:style-name="P15"/>
      <text:p text:style-name="P24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5">Observaciones </text:p>
            <text:p text:style-name="P15"/>
          </table:table-cell>
        </table:table-row>
        <table:table-row table:style-name="Table14.2">
          <table:table-cell table:style-name="Table14.A1" office:value-type="string">
            <text:p text:style-name="P16"/>
          </table:table-cell>
        </table:table-row>
        <table:table-row table:style-name="Table14.2">
          <table:table-cell table:style-name="Table14.A3" office:value-type="string">
            <text:p text:style-name="P16"/>
          </table:table-cell>
        </table:table-row>
      </table:table>
      <table:table table:name="Table16" table:style-name="Table16">
        <table:table-column table:style-name="Table16.A" table:number-columns-repeated="2"/>
        <table:table-column table:style-name="Table16.C"/>
        <table:table-column table:style-name="Table16.A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A"/>
        <table:table-column table:style-name="Table16.C"/>
        <table:table-column table:style-name="Table16.A"/>
        <table:table-column table:style-name="Table16.M"/>
        <table:table-row table:style-name="Table16.1">
          <table:table-cell table:style-name="Table16.A1" office:value-type="string">
            <text:p text:style-name="P17"/>
          </table:table-cell>
          <table:table-cell table:style-name="Table16.A1" office:value-type="string">
            <text:p text:style-name="P17"/>
          </table:table-cell>
          <table:table-cell table:style-name="Table16.A1" office:value-type="string">
            <text:p text:style-name="P17"/>
          </table:table-cell>
          <table:table-cell table:style-name="Table16.A1" office:value-type="string">
            <text:p text:style-name="P17"/>
          </table:table-cell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table:number-columns-spanned="3" office:value-type="string">
            <text:p text:style-name="P17"/>
          </table:table-cell>
          <table:covered-table-cell/>
          <table:covered-table-cell/>
          <table:table-cell table:style-name="Table16.A1" office:value-type="string">
            <text:p text:style-name="P17"/>
          </table:table-cell>
          <table:table-cell table:style-name="Table16.A1" office:value-type="string">
            <text:p text:style-name="P17"/>
          </table:table-cell>
          <table:table-cell table:style-name="Table16.A1" office:value-type="string">
            <text:p text:style-name="P17"/>
          </table:table-cell>
          <table:table-cell table:style-name="Table16.A1" office:value-type="string">
            <text:p text:style-name="P17"/>
          </table:table-cell>
        </table:table-row>
        <table:table-row table:style-name="Table16.2">
          <table:table-cell table:style-name="Table16.A2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office:value-type="string">
            <text:p text:style-name="P17"/>
          </table:table-cell>
          <table:table-cell table:style-name="Table16.A2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16.3">
          <table:table-cell table:style-name="Table16.A1" table:number-columns-spanned="5" office:value-type="string">
            <text:p text:style-name="P44">Mecanico</text:p>
          </table:table-cell>
          <table:covered-table-cell/>
          <table:covered-table-cell/>
          <table:covered-table-cell/>
          <table:covered-table-cell/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office:value-type="string">
            <text:p text:style-name="P17"/>
          </table:table-cell>
          <table:table-cell table:style-name="Table16.A1" table:number-columns-spanned="5" office:value-type="string">
            <text:p text:style-name="P44">Firma</text:p>
          </table:table-cell>
          <table:covered-table-cell/>
          <table:covered-table-cell/>
          <table:covered-table-cell/>
          <table:covered-table-cell/>
        </table:table-row>
        <table:table-row table:style-name="Table16.3">
          <table:table-cell table:style-name="Table16.A2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office:value-type="string">
            <text:p text:style-name="P17"/>
          </table:table-cell>
          <table:table-cell table:style-name="Table16.A2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16.3">
          <table:table-cell table:style-name="Table16.A1" table:number-columns-spanned="5" office:value-type="string">
            <text:p text:style-name="P44">Team Leader</text:p>
          </table:table-cell>
          <table:covered-table-cell/>
          <table:covered-table-cell/>
          <table:covered-table-cell/>
          <table:covered-table-cell/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office:value-type="string">
            <text:p text:style-name="P17"/>
          </table:table-cell>
          <table:table-cell table:style-name="Table16.A1" table:number-columns-spanned="5" office:value-type="string">
            <text:p text:style-name="P44">Firm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6.3986in" fo:margin-left="0.0951in" fo:margin-top="0in" fo:margin-bottom="0in" table:align="left" style:writing-mode="lr-tb"/>
    </style:style>
    <style:style style:name="Table15.A" style:family="table-column">
      <style:table-column-properties style:column-width="1.7806in"/>
    </style:style>
    <style:style style:name="Table15.B" style:family="table-column">
      <style:table-column-properties style:column-width="2.8375in"/>
    </style:style>
    <style:style style:name="Table15.1" style:family="table-row">
      <style:table-row-properties style:min-row-height="0.2854in" fo:keep-together="auto"/>
    </style:style>
    <style:style style:name="Table15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.C1" style:family="table-cell">
      <style:table-cell-properties fo:padding-left="0.0785in" fo:padding-right="0.075in" fo:padding-top="0in" fo:padding-bottom="0in" fo:border="0.5pt solid #00000a"/>
    </style:style>
    <style:style style:name="Table15.2" style:family="table-row">
      <style:table-row-properties style:min-row-height="0.4861in" fo:keep-together="auto"/>
    </style:style>
    <style:style style:name="Table15.A2" style:family="table-cell">
      <style:table-cell-properties fo:padding-left="0.0785in" fo:padding-right="0.075in" fo:padding-top="0in" fo:padding-bottom="0in" fo:border="0.5pt solid #00000a"/>
    </style:style>
    <style:style style:name="Table15.B2" style:family="table-cell">
      <style:table-cell-properties fo:padding-left="0.0785in" fo:padding-right="0.075in" fo:padding-top="0in" fo:padding-bottom="0in" fo:border="0.5pt solid #00000a"/>
    </style:style>
    <style:style style:name="Table15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/>
          <table:table-column table:style-name="Table15.A"/>
          <table:table-row table:style-name="Table15.1">
            <table:table-cell table:style-name="Table15.A1" table:number-columns-spanned="2" office:value-type="string">
              <text:p text:style-name="MP1"/>
            </table:table-cell>
            <table:covered-table-cell/>
            <table:table-cell table:style-name="Table15.C1" office:value-type="string">
              <text:p text:style-name="MP2"/>
            </table:table-cell>
          </table:table-row>
          <table:table-row table:style-name="Table15.2">
            <table:table-cell table:style-name="Table15.A2" office:value-type="string">
              <text:p text:style-name="MP3"><draw:frame draw:style-name="Mfr1" draw:name="0 Imagen" text:anchor-type="char" svg:x="0.0055in" svg:y="-0.0008in" svg:width="1.6626in" svg:height="0.5126in" draw:z-index="2"><draw:image xlink:href="Pictures/1000000000000286000000C79E10DE8AA8E99FA9.png" xlink:type="simple" xlink:show="embed" xlink:actuate="onLoad"/></draw:frame></text:p>
            </table:table-cell>
            <table:table-cell table:style-name="Table15.B2" office:value-type="string">
              <text:p text:style-name="MP4">PAUTA DE MANTENIMIENTO PREVENTIVO</text:p>
            </table:table-cell>
            <table:table-cell table:style-name="Table15.C2" office:value-type="string">
              <text:p text:style-name="MP5"><draw:frame draw:style-name="Mfr2" draw:name="Image1" text:anchor-type="as-char" svg:width="1.5118in" svg:height="0.4772in" draw:z-index="7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1">Página </text:span><text:span text:style-name="MT2"><text:page-number text:select-page="current">2</text:page-number></text:span><text:span text:style-name="MT1"> de </text:span><text:span text:style-name="MT2"><text:page-count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4</meta:editing-cycles>
    <meta:print-date>2015-08-14T12:34:00</meta:print-date>
    <meta:creation-date>2015-08-27T11:14:00</meta:creation-date>
    <dc:date>2017-02-06T14:06:33.076219269</dc:date>
    <meta:editing-duration>PT26M42S</meta:editing-duration>
    <meta:generator>LibreOffice/5.1.6.2.0$Linux_X86_64 LibreOffice_project/10$Build-2</meta:generator>
    <meta:document-statistic meta:table-count="16" meta:image-count="2" meta:object-count="0" meta:page-count="3" meta:paragraph-count="106" meta:word-count="356" meta:character-count="2338" meta:non-whitespace-character-count="2067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